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בניין עיריית ראשל"צ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כרמל 20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4"/>9547672 <text:s text:c="104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אבי הררי מנהל הבניין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דלפק כניסה ראשית לבניין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ברחבת הערכות בצד דר' מע' מול היקב לירידה במדרגות .</text:span></text:p>
      <text:p text:style-name="P13"><text:s text:c="50"/>ברחבת הערכות דר' מז' ליד מעבר חצייה מול היקב וליד ירידה לחניון בסמוך לרחבת הערכות דר' מע'.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בי הררי </text:p>
          </table:table-cell>
          <table:table-cell table:style-name="Table2.A1" office:value-type="string">
            <text:p text:style-name="P13">מנהל הבניין</text:p>
          </table:table-cell>
          <table:table-cell table:style-name="Table2.A1" office:value-type="string">
            <text:p text:style-name="P13">9547672</text:p>
          </table:table-cell>
          <table:table-cell table:style-name="Table2.A1" office:value-type="string">
            <text:p text:style-name="P13">0549728250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שחן מיימון</text:p>
          </table:table-cell>
          <table:table-cell table:style-name="Table2.A1" office:value-type="string">
            <text:p text:style-name="P13">מנהל החניון</text:p>
          </table:table-cell>
          <table:table-cell table:style-name="Table2.A1" office:value-type="string">
            <text:p text:style-name="P13">9564443</text:p>
          </table:table-cell>
          <table:table-cell table:style-name="Table2.A1" office:value-type="string">
            <text:p text:style-name="P13">054-2891001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אשר חגבי</text:p>
          </table:table-cell>
          <table:table-cell table:style-name="Table2.A1" office:value-type="string">
            <text:p text:style-name="P13">צוות אש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-6728691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יצחק שגב</text:p>
          </table:table-cell>
          <table:table-cell table:style-name="Table2.A1" office:value-type="string">
            <text:p text:style-name="P13">איש אחזקה</text:p>
          </table:table-cell>
          <table:table-cell table:style-name="Table2.A1" office:value-type="string">
            <text:p text:style-name="P13">9547701</text:p>
          </table:table-cell>
          <table:table-cell table:style-name="Table2.A1" office:value-type="string">
            <text:p text:style-name="P13">054-6728682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עמוס אייל</text:p>
          </table:table-cell>
          <table:table-cell table:style-name="Table2.A1" office:value-type="string">
            <text:p text:style-name="P13">בקרה</text:p>
          </table:table-cell>
          <table:table-cell table:style-name="Table2.A1" office:value-type="string">
            <text:p text:style-name="P13">9547487</text:p>
          </table:table-cell>
          <table:table-cell table:style-name="Table2.A1" office:value-type="string">
            <text:p text:style-name="P13">0546728372</text:p>
          </table:table-cell>
          <table:table-cell table:style-name="Table2.E1" office:value-type="string">
            <text:p text:style-name="P14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בניין העירייה מעל 3 מפלסי חניון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3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בכל הבניין מע' מתזים. חדר חשמל ראשי לכל הבניין בקומה1- בחלק דר'-מע' של החניון . גנרטור</text:p>
          </table:table-cell>
        </table:table-row>
        <table:table-row table:style-name="Table5.1">
          <table:table-cell table:style-name="Table5.A1" office:value-type="string">
            <text:p text:style-name="P13">חרום בחניון 1- בחלק דר'- מע' של החניון. חדר חשמל מיג עם גישה חיצונית בחלק דר' מע</text:p>
          </table:table-cell>
        </table:table-row>
        <table:table-row table:style-name="Table5.1">
          <table:table-cell table:style-name="Table5.A1" office:value-type="string">
            <text:p text:style-name="P13">לרחבת הכניסה לעירייה. פיקוד כבאים בכניסה ראשית לבניין קרקע דלפק. חיבור הסנקה</text:p>
          </table:table-cell>
        </table:table-row>
        <text:soft-page-break/>
        <table:table-row table:style-name="Table5.1">
          <table:table-cell table:style-name="Table5.A1" office:value-type="string">
            <text:p text:style-name="P13">בסמוך לרחבת הערכות צפ'-מע' עבור הידרנטים ועבור מתזים (מול בניין היקב בירידה במדרגות ליד מעלית.</text:p>
          </table:table-cell>
        </table:table-row>
        <table:table-row table:style-name="Table5.1">
          <table:table-cell table:style-name="Table5.A1" office:value-type="string">
            <text:p text:style-name="P13">חדר משאבות בחניון 2- 3 משאבות: דיזל למערך הידרנטים ומתזים במפלס 2- ו 2 משאבות /</text:p>
          </table:table-cell>
        </table:table-row>
        <table:table-row table:style-name="Table5.1">
          <table:table-cell table:style-name="Table5.A1" office:value-type="string">
            <text:p text:style-name="P13">למילוי מאגר עליון בקומה 10 בבניין פינתי. חדר משאבות מוקד עירוני: בחניון 3- מספק מים להידרנטים ולמתזים למוקד עירוני לחרום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9:13:00</meta:creation-date>
    <dc:creator>מיכאל נפתלייב</dc:creator>
    <dc:date>2013-08-15T09:13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8" meta:word-count="295" meta:character-count="2134"/>
    <meta:generator>OpenOffice/4.0.1$Win32 OpenOffice.org_project/401m5$Build-9714</meta:generator>
  </office:meta>
</office:document-meta>
</file>